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officeooo:paragraph-rsid="0017c4e8"/>
    </style:style>
    <style:style style:name="P3" style:family="paragraph" style:parent-style-name="Text_20_body" style:list-style-name="L1">
      <style:text-properties officeooo:rsid="0019537a" officeooo:paragraph-rsid="0019537a"/>
    </style:style>
    <style:style style:name="P4" style:family="paragraph" style:parent-style-name="Text_20_body" style:list-style-name="L2">
      <style:text-properties officeooo:rsid="0023a992" officeooo:paragraph-rsid="0023a992"/>
    </style:style>
    <style:style style:name="P5" style:family="paragraph" style:parent-style-name="Text_20_body" style:list-style-name="L2">
      <style:text-properties officeooo:rsid="002f1965" officeooo:paragraph-rsid="002f1965"/>
    </style:style>
    <style:style style:name="T1" style:family="text">
      <style:text-properties officeooo:rsid="0015f56d"/>
    </style:style>
    <style:style style:name="T2" style:family="text">
      <style:text-properties officeooo:rsid="001b8500"/>
    </style:style>
    <style:style style:name="T3" style:family="text">
      <style:text-properties officeooo:rsid="001bff8b"/>
    </style:style>
    <style:style style:name="T4" style:family="text">
      <style:text-properties officeooo:rsid="001edc40"/>
    </style:style>
    <style:style style:name="T5" style:family="text">
      <style:text-properties officeooo:rsid="0023cdfe"/>
    </style:style>
    <style:style style:name="T6" style:family="text">
      <style:text-properties officeooo:rsid="00257431"/>
    </style:style>
    <style:style style:name="T7" style:family="text">
      <style:text-properties officeooo:rsid="002b5c6d"/>
    </style:style>
    <style:style style:name="T8" style:family="text">
      <style:text-properties officeooo:rsid="0030ef37"/>
    </style:style>
    <style:style style:name="T9" style:family="text">
      <style:text-properties officeooo:rsid="00347b93"/>
    </style:style>
    <style:style style:name="T10" style:family="text">
      <style:text-properties officeooo:rsid="0034ab0d"/>
    </style:style>
    <style:style style:name="T11" style:family="text">
      <style:text-properties style:text-position="super 58%"/>
    </style:style>
    <style:style style:name="T12" style:family="text">
      <style:text-properties style:text-position="super 58%" officeooo:rsid="0034ab0d"/>
    </style:style>
    <style:style style:name="T13"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9:13-30</text:h>
      <text:h text:style-name="Heading_20_2" text:outline-level="2"><text:bookmark text:name="en-GNT-26822"/>Jesus Blesses Little Children <text:span text:style-name="T1">(13-15)</text:span></text:h>
      <text:list xml:id="list2964313117" text:style-name="L1">
        <text:list-item>
          <text:p text:style-name="P1">Some people brought children to Jesus for him to place his hands on them and to pray for them, but the disciples scolded the people. <text:bookmark text:name="en-GNT-26823"/>Jesus said, “Let the children come to me and do not stop them, because the Kingdom of heaven belongs to such as these.”<text:bookmark text:name="en-GNT-26824"/> He placed his hands on them and then went away.</text:p>
        </text:list-item>
        <text:list-item>
          <text:p text:style-name="P3">Children to be brought to Jesus, they should be taught about Christ and God. They should grow knowing and in reverence of the Lord. <text:span text:style-name="T2">We shouldn’t stop children from knowing and following Christ. </text:span><text:span text:style-name="T3">The kingdom of heaven is for those who are like Children, honest, humble, obidient, trusting and others characteristics. </text:span><text:span text:style-name="T4">Hence we should build such characteristics within us.</text:span></text:p>
        </text:list-item>
      </text:list>
      <text:h text:style-name="Heading_20_2" text:outline-level="2"><text:bookmark text:name="en-GNT-26825"/>The Rich Young Man <text:span text:style-name="T1">(16-30)</text:span></text:h>
      <text:list xml:id="list2396593954" text:style-name="L2">
        <text:list-item>
          <text:p text:style-name="P2">Once a man came to Jesus. “Teacher,” he asked, “what good thing must I do to receive eternal life?”<text:bookmark text:name="en-GNT-26826"/> “Why do you ask me concerning what is good?” answered Jesus. “There is only One who is good. Keep the commandments if you want to enter life.”<text:bookmark text:name="en-GNT-26827"/> “What commandments?” he asked. Jesus answered, “Do not commit murder; do not commit adultery; do not steal; do not accuse anyone falsely; <text:bookmark text:name="en-GNT-26828"/>respect your father and your mother; and love your neighbor as you love yourself.”<text:bookmark text:name="en-GNT-26829"/> “I have obeyed all these commandments,” the young man replied. “What else do I need to do?”<text:bookmark text:name="en-GNT-26830"/> Jesus said to him, “If you want to be perfect, go and sell all you have and give the money to the poor, and you will have riches in heaven; then come and follow me.”<text:bookmark text:name="en-GNT-26831"/> When the young man heard this, he went away sad, because he was very rich.<text:bookmark text:name="en-GNT-26832"/> Jesus then said to his disciples, “I assure you: it will be very hard for rich people to enter the Kingdom of heaven. <text:bookmark text:name="en-GNT-26833"/>I repeat: it is much harder for a rich person to enter the Kingdom of God than for a camel to go through the eye of a needle.”<text:bookmark text:name="en-GNT-26834"/> When the disciples heard this, they were completely amazed. “Who, then, can be saved?” they asked.<text:bookmark text:name="en-GNT-26835"/> Jesus looked straight at them and answered, “This is impossible for human beings, but for God everything is possible.”<text:bookmark text:name="en-GNT-26836"/> Then Peter spoke up. “Look,” he said, “we have left everything and followed you. What will we have?”<text:bookmark text:name="en-GNT-26837"/> Jesus said to them, “You can be sure that when the Son of Man sits on his glorious throne in the New Age, then you twelve followers of mine will also sit on thrones, to rule the twelve tribes of Israel. <text:bookmark text:name="en-GNT-26838"/>And everyone who has left houses or brothers or sisters or father or mother or children or fields for my sake, will receive a hundred times more and will be given eternal life. <text:bookmark text:name="en-GNT-26839"/>But many who now are first will be last, and many who now are last will be first.</text:p>
        </text:list-item>
        <text:list-item>
          <text:p text:style-name="P4">No one is perfect only God is <text:span text:style-name="T5">perfect. </text:span><text:span text:style-name="T6">The above verses have taught us what we should do to enter the kingdom of heaven, above and beyond obeying commandments we need to follow Christ. </text:span><text:span text:style-name="T7">It is hard for a rich man to enter the kingdom of heaven, hard doesn’t mean impossible.</text:span></text:p>
        </text:list-item>
        <text:list-item>
          <text:p text:style-name="P5">We cannot be saved by our own deeds but by the grace of God. <text:span text:style-name="T8">Those who will lose all they have </text:span><text:span text:style-name="T9">for Christ sake will have hundred times more and eternal life. </text:span><text:span text:style-name="T10">Those who are 1</text:span><text:span text:style-name="T12">st</text:span><text:span text:style-name="T10"> will be last and those who’re last will be 1</text:span><text:span text:style-name="T12">st</text:span><text:span text:style-name="T12">.</text:span></text:p>
        </text:list-item>
      </text:list>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06:29:04.025688886</meta:creation-date>
    <dc:date>2022-01-10T07:19:05.518976797</dc:date>
    <meta:editing-duration>PT39M42S</meta:editing-duration>
    <meta:editing-cycles>19</meta:editing-cycles>
    <meta:generator>LibreOffice/6.4.7.2$Linux_X86_64 LibreOffice_project/40$Build-2</meta:generator>
    <meta:document-statistic meta:table-count="0" meta:image-count="0" meta:object-count="0" meta:page-count="2" meta:paragraph-count="8" meta:word-count="576" meta:character-count="3069" meta:non-whitespace-character-count="2506"/>
  </office:meta>
</office:document-meta>
</file>